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e0b7" officeooo:paragraph-rsid="0002c4f4" style:font-size-asian="18pt" style:font-size-complex="18pt"/>
    </style:style>
    <style:style style:name="P2" style:family="paragraph" style:parent-style-name="Standard">
      <style:paragraph-properties fo:text-align="start" style:justify-single-word="false"/>
      <style:text-properties fo:font-size="18pt" officeooo:rsid="0016e0b7" officeooo:paragraph-rsid="0002c4f4" style:font-size-asian="18pt" style:font-size-complex="18pt"/>
    </style:style>
    <style:style style:name="P3" style:family="paragraph" style:parent-style-name="Standard">
      <style:paragraph-properties fo:text-align="start" style:justify-single-word="false"/>
      <style:text-properties fo:font-size="18pt" officeooo:rsid="0016e0b7" officeooo:paragraph-rsid="0015d3c3" style:font-size-asian="18pt" style:font-size-complex="18pt"/>
    </style:style>
    <style:style style:name="P4" style:family="paragraph" style:parent-style-name="Standard">
      <style:paragraph-properties fo:text-align="start" style:justify-single-word="false"/>
      <style:text-properties fo:font-size="16pt" officeooo:rsid="0016e0b7" officeooo:paragraph-rsid="0002c4f4" style:font-size-asian="16pt" style:font-size-complex="16pt"/>
    </style:style>
    <style:style style:name="P5" style:family="paragraph" style:parent-style-name="Standard" style:list-style-name="L3">
      <style:paragraph-properties fo:text-align="center" style:justify-single-word="false"/>
      <style:text-properties fo:font-size="16pt" fo:font-weight="bold" officeooo:rsid="0016e0b7" officeooo:paragraph-rsid="0002c4f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4pt" fo:font-style="normal" officeooo:rsid="0016e0b7" officeooo:paragraph-rsid="0002c4f4"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officeooo:rsid="0002c4f4" officeooo:paragraph-rsid="0002c4f4"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officeooo:rsid="0004c721" officeooo:paragraph-rsid="0004c721"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officeooo:rsid="000a1568" officeooo:paragraph-rsid="000a1568"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officeooo:rsid="0004c721" officeooo:paragraph-rsid="0004c721" style:font-size-asian="14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officeooo:rsid="0005e5a5" officeooo:paragraph-rsid="0005e5a5" style:font-size-asian="14pt" style:font-style-asian="normal" style:font-size-complex="14pt" style:font-style-complex="normal"/>
    </style:style>
    <style:style style:name="P12" style:family="paragraph" style:parent-style-name="Standard">
      <style:paragraph-properties fo:text-align="center" style:justify-single-word="false"/>
      <style:text-properties fo:font-size="14pt" fo:font-style="normal" fo:font-weight="bold" officeooo:rsid="0002c4f4" officeooo:paragraph-rsid="0002c4f4" style:font-size-asian="12.25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style:text-properties fo:font-size="14pt" fo:font-style="normal" fo:font-weight="bold" officeooo:rsid="0004c721" officeooo:paragraph-rsid="0004c721" style:font-size-asian="12.25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font-size="14pt" fo:font-style="normal" fo:font-weight="bold" officeooo:rsid="0005e5a5" officeooo:paragraph-rsid="0005e5a5"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2pt" fo:font-style="normal" officeooo:rsid="0004c721" officeooo:paragraph-rsid="0004c721" style:font-size-asian="12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officeooo:rsid="0005e5a5" officeooo:paragraph-rsid="0005e5a5"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officeooo:rsid="0005e5a5" officeooo:paragraph-rsid="00125a46"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officeooo:rsid="000ed3cc" officeooo:paragraph-rsid="000ed3cc"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officeooo:rsid="000f11d9" officeooo:paragraph-rsid="000f11d9" style:font-size-asian="12pt" style:font-style-asian="normal" style:font-size-complex="12pt" style:font-style-complex="normal"/>
    </style:style>
    <style:style style:name="P20" style:family="paragraph" style:parent-style-name="Standard">
      <style:paragraph-properties fo:text-align="start" style:justify-single-word="false"/>
      <style:text-properties fo:font-size="13pt" officeooo:rsid="0016e0b7" officeooo:paragraph-rsid="00155571" style:font-size-asian="13pt" style:font-size-complex="13pt"/>
    </style:style>
    <style:style style:name="P21" style:family="paragraph" style:parent-style-name="Standard">
      <style:paragraph-properties fo:text-align="start" style:justify-single-word="false"/>
      <style:text-properties fo:font-size="13pt" officeooo:rsid="0016e0b7" officeooo:paragraph-rsid="0002c4f4" style:font-size-asian="13pt" style:font-size-complex="13pt"/>
    </style:style>
    <style:style style:name="P22" style:family="paragraph" style:parent-style-name="Standard">
      <style:text-properties fo:font-size="13pt" officeooo:rsid="000cbfda" officeooo:paragraph-rsid="0015d3c3" style:font-size-asian="13pt" style:font-size-complex="13pt"/>
    </style:style>
    <style:style style:name="P23" style:family="paragraph" style:parent-style-name="Standard">
      <style:paragraph-properties fo:text-align="start" style:justify-single-word="false"/>
      <style:text-properties fo:font-size="13pt" officeooo:rsid="0015d3c3" officeooo:paragraph-rsid="0015d3c3" style:font-size-asian="13pt" style:font-size-complex="13pt"/>
    </style:style>
    <style:style style:name="P24" style:family="paragraph" style:parent-style-name="Standard">
      <style:text-properties fo:font-size="13pt" fo:font-weight="bold" officeooo:rsid="000cbfda" officeooo:paragraph-rsid="0015d3c3"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size="13pt" fo:font-weight="bold" officeooo:rsid="0016e0b7" officeooo:paragraph-rsid="0002c4f4" style:font-size-asian="13pt" style:font-weight-asian="bold" style:font-size-complex="13pt" style:font-weight-complex="bold"/>
    </style:style>
    <style:style style:name="T1" style:family="text">
      <style:text-properties officeooo:rsid="0002c4f4"/>
    </style:style>
    <style:style style:name="T2" style:family="text">
      <style:text-properties officeooo:rsid="001d8c6b"/>
    </style:style>
    <style:style style:name="T3" style:family="text">
      <style:text-properties officeooo:rsid="00034469"/>
    </style:style>
    <style:style style:name="T4" style:family="text">
      <style:text-properties fo:font-weight="bold" style:font-weight-asian="bold" style:font-weight-complex="bold"/>
    </style:style>
    <style:style style:name="T5" style:family="text">
      <style:text-properties fo:font-weight="bold" officeooo:rsid="0002c4f4" style:font-weight-asian="bold" style:font-weight-complex="bold"/>
    </style:style>
    <style:style style:name="T6" style:family="text">
      <style:text-properties fo:font-weight="bold" officeooo:rsid="000ead8b" style:font-weight-asian="bold" style:font-weight-complex="bold"/>
    </style:style>
    <style:style style:name="T7" style:family="text">
      <style:text-properties fo:font-weight="bold" officeooo:rsid="00125a46" style:font-weight-asian="bold" style:font-weight-complex="bold"/>
    </style:style>
    <style:style style:name="T8" style:family="text">
      <style:text-properties officeooo:rsid="000ddfc9"/>
    </style:style>
    <style:style style:name="T9" style:family="text">
      <style:text-properties officeooo:rsid="0010a821"/>
    </style:style>
    <style:style style:name="T10" style:family="text">
      <style:text-properties officeooo:rsid="000d41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bookmark text:name="cch_f92a2c2a215a7e"/>Introduction</text:p>
      <text:p text:style-name="P1"/>
      <text:p text:style-name="P20"><text:bookmark text:name="cch_f92a2c2a215a7e1"/>L’objectif de ce projet est de créer un programme capable de réaliser la phase de fusion d’un éditeur de lien (Linker ). Cela nous permet de fusionner deux fichiers au format ELF dans un seul fichier. Le projet est composé en 2 phases : </text:p>
      <text:p text:style-name="P20">— Phase 1 : Lecture d’un fichier ELF32, el l’affichage</text:p>
      <text:p text:style-name="P20">— Phase 2 : Fusion des données et modification</text:p>
      <text:p text:style-name="P21"/>
      <text:p text:style-name="P25"><text:bookmark text:name="cch_f92a2c2a215a7e2"/>Mode d’emploi :</text:p>
      <text:p text:style-name="P25"/>
      <text:p text:style-name="P21"><text:bookmark text:name="cch_f92a2c2a215a7e3"/><text:span text:style-name="T4">Compilation</text:span> </text:p>
      <text:p text:style-name="P21"/>
      <text:p text:style-name="P21"><text:bookmark text:name="cch_f92a2c2a215a7e4"/>Pour compiler les fichiers C de notre projet, on doit tapez ,/configure, et apres make, aprés qu’on soir dans le bon répertoire. Apres on aura le programme executable readelf.</text:p>
      <text:p text:style-name="P21"/>
      <text:p text:style-name="P24">execution :</text:p>
      <text:p text:style-name="P22"/>
      <text:p text:style-name="P22">./readelf [ option ] fichierELF</text:p>
      <text:p text:style-name="P22"/>
      <text:p text:style-name="P22">en lancant ce programme on obtiendra on obtiendra l’affichage </text:p>
      <text:p text:style-name="P22"/>
      <text:p text:style-name="P22">Les options sont :</text:p>
      <text:p text:style-name="P22">-h : <text:s text:c="2"/><text:span text:style-name="T10">affichage du header ( </text:span>l’en-tête du fichier ELF <text:span text:style-name="T10">)</text:span></text:p>
      <text:p text:style-name="P22">-S : <text:s/><text:span text:style-name="T10">affichage de la table des sections</text:span></text:p>
      <text:p text:style-name="P22">-x :<text:span text:style-name="T10">affichage du contenu d’une section en tapant son numero ou son nom</text:span></text:p>
      <text:p text:style-name="P22">-s : <text:span text:style-name="T10">affichage de table de symboles </text:span></text:p>
      <text:p text:style-name="P22">-r : <text:span text:style-name="T10">affichage de relocations</text:span></text:p>
      <text:p text:style-name="P3"/>
      <text:p text:style-name="P23">./readelf fichier1 fichier2 fichier_sortie</text:p>
      <text:p text:style-name="P23"/>
      <text:p text:style-name="P23">pour fusionner fichier1 et fichier2 au format ELF en un seul fichier</text:p>
      <text:p text:style-name="P1"/>
      <text:p text:style-name="P1">Description du code</text:p>
      <text:p text:style-name="P1"/>
      <text:list xml:id="list483793841" text:style-name="L3">
        <text:list-header>
          <text:p text:style-name="P5">Programme principal</text:p>
        </text:list-header>
      </text:list>
      <text:p text:style-name="P4"/>
      <text:p text:style-name="P6">Le programme est réparti en plusieurs en fichier où readelf.c en est le principal. Il contient simplement le main <text:span text:style-name="T1">qui est divisé en deux partie : l’une</text:span> comprend <text:span text:style-name="T1">des différentes </text:span><text:span text:style-name="T5">affichages</text:span> dans le<text:span text:style-name="T1">s</text:span>quel<text:span text:style-name="T1">s</text:span> on peut choisir ce qu’on veut <text:s/>afficher selon un fichier fourni au format ELF, <text:span text:style-name="T1">l’autre est pour </text:span><text:span text:style-name="T5">fusionner </text:span><text:span text:style-name="T1">deux fichiers donnés en argument au format ELF si on a 4 arguments sur la commande.</text:span></text:p>
      <text:p text:style-name="P6"/>
      <text:p text:style-name="P12">Initialisation dans all_elf_func.c</text:p>
      <text:p text:style-name="P7"><text:soft-page-break/></text:p>
      <text:p text:style-name="P7"><text:span text:style-name="T2">Ces fonctions correspondent à toutes les déclarations des structures, l’allocation de leur mémoire </text:span>pour mémoriser temporairement le header, sections, symboles, relocations <text:span text:style-name="T3">et deux strings tables(.shstrtab et .strtab). Et changement en little endian eventuellement.</text:span></text:p>
      <text:p text:style-name="P9">En fin on a une fonction pour <text:span text:style-name="T4">liberer </text:span>la memoire des informations du fichier elf.</text:p>
      <text:p text:style-name="P9"/>
      <text:p text:style-name="P8"><text:s/>On a des fonctions séparées dans des fichiers :</text:p>
      <text:p text:style-name="P13"><text:tab/>header.c <text:s/>sections.c <text:s/>symbole.c <text:s/>relocation.c <text:s text:c="4"/></text:p>
      <text:p text:style-name="P8">pour implémenter le <text:span text:style-name="T4">lecture</text:span> et<text:span text:style-name="T4"> l’affichage</text:span> des différentes parties du fichier ELF.</text:p>
      <text:p text:style-name="P8"/>
      <text:p text:style-name="P8">header.c</text:p>
      <text:p text:style-name="P15">//affichage de l'en -tête</text:p>
      <text:p text:style-name="P15">void affiche_Magic(Elf32_info elf);</text:p>
      <text:p text:style-name="P15">void affiche_Classe(Elf32_info elf);</text:p>
      <text:p text:style-name="P15">void affiche_Type(Elf32_info elf);</text:p>
      <text:p text:style-name="P15">void affiche_DATA(Elf32_info elf);</text:p>
      <text:p text:style-name="P15">void affiche_Version(Elf32_info elf);</text:p>
      <text:p text:style-name="P15">void affiche_Machine(Elf32_info elf);</text:p>
      <text:p text:style-name="P15">// si coder en big endian, transformer en little endian pour l'affichage correcte</text:p>
      <text:p text:style-name="P15">void setto_little_endian(Elf32_info *elf);</text:p>
      <text:p text:style-name="P15">//etape 1 Affichage de l'en - tête </text:p>
      <text:p text:style-name="P15">void afficheHeader(Elf32_info elf);</text:p>
      <text:p text:style-name="P7"/>
      <text:p text:style-name="P8">section.c</text:p>
      <text:p text:style-name="P15">// Stocke les informations relatives aux sections dans la structure elf.</text:p>
      <text:p text:style-name="P15">void lire_Section_table(Elf32_info *elf,FILE *file); </text:p>
      <text:p text:style-name="P15">// Alloue la mémoire pour stocker la table contenant les noms des sections.</text:p>
      <text:p text:style-name="P15">void init_strtable(Elf32_info *elf,FILE *file);</text:p>
      <text:p text:style-name="P15">// Liste de type de section</text:p>
      <text:p text:style-name="P15">char * getSectionType(Elf32_Shdr sh);</text:p>
      <text:p text:style-name="P15">// Liste de flags de section</text:p>
      <text:p text:style-name="P15">char * get_elf_section_flags(Elf32_Word sh_flags);</text:p>
      <text:p text:style-name="P15">// si coder en big endian, transformer en little endian</text:p>
      <text:p text:style-name="P15">void sectionto_little_endian(Elf32_info *elf,int i);</text:p>
      <text:p text:style-name="P15">//etape 2 Affichage de la table des sections</text:p>
      <text:p text:style-name="P15">void afficheTableSection(Elf32_info elf,FILE *file);</text:p>
      <text:p text:style-name="P15">//etape 3 Affichage du contenu d’une section</text:p>
      <text:p text:style-name="P15">void afficher_contenu_section(Elf32_info elf,FILE* fsource);</text:p>
      <text:p text:style-name="P15"/>
      <text:p text:style-name="P10">symbole.c</text:p>
      <text:p text:style-name="P15"/>
      <text:p text:style-name="P15">//Stocke les informations relatives à la table des symboles dans la structure elf.</text:p>
      <text:p text:style-name="P15">void read_Sym(Elf32_info *elf,FILE *file); <text:s/></text:p>
      <text:p text:style-name="P15">//Alloue la mémoire pour stocker la table contenant les noms des symboles.</text:p>
      <text:p text:style-name="P15">void read_SymTable(Elf32_info *elf,FILE *file);</text:p>
      <text:p text:style-name="P15">//Affichage la valeur de symbole</text:p>
      <text:p text:style-name="P15">uint16_t print_val_sym(Elf32_info elf,FILE *file,int k);</text:p>
      <text:p text:style-name="P15"/>
      <text:p text:style-name="P15">//etape 4 Affichage de la table des symboles et des détails relatifs à chaque symbole</text:p>
      <text:p text:style-name="P15"><text:soft-page-break/>void aff_s(Elf32_info elf,FILE *file);</text:p>
      <text:p text:style-name="P15"/>
      <text:p text:style-name="P11">relocation.c</text:p>
      <text:p text:style-name="P16"/>
      <text:p text:style-name="P16">//Stocke les informations relatives à la table des relocations dans la structure elf.</text:p>
      <text:p text:style-name="P16">void read_Rel(Elf32_info *elf,FILE *file);</text:p>
      <text:p text:style-name="P16">//etape 5 Affichage des tables de réimplantation et des d ́etails relatifs à chaque entré.</text:p>
      <text:p text:style-name="P16">void aff_r(Elf32_info elf,FILE *file) ;</text:p>
      <text:p text:style-name="P16"/>
      <text:p text:style-name="P14">swap.c</text:p>
      <text:p text:style-name="P11"/>
      <text:p text:style-name="P16"><text:span text:style-name="T8">D</text:span>es fonctions de transformer entre BIG ENDIAN et LITTLE ENDIAN.</text:p>
      <text:p text:style-name="P16"/>
      <text:p text:style-name="P16"><text:tab/><text:tab/><text:tab/><text:tab/><text:span text:style-name="T6">Definitions et structures des codes</text:span></text:p>
      <text:p text:style-name="P16"/>
      <text:p text:style-name="P18">elf.h : <text:span text:style-name="T9">des types de fichier elf en 32 bits.</text:span></text:p>
      <text:p text:style-name="P19"><text:s/>baseElf32.h : un structure de type Elf32_info qui contient header,sections,strtable,symtab,reltab.</text:p>
      <text:p text:style-name="P16"/>
      <text:p text:style-name="P16"/>
      <text:p text:style-name="P16"><text:tab/><text:tab/><text:tab/><text:tab/><text:span text:style-name="T7">Fusion des deux fichier.c</text:span></text:p>
      <text:p text:style-name="P17"><text:bookmark text:name="cch_f3acbecd1df3acc"/>void p2e6e8(Elf32_info elfo,Elf32_info elft);</text:p>
      <text:p text:style-name="P17">void p2e7(Elf32_info elfo,Elf32_info elft); </text:p>
      <text:p text:style-name="P17">void p2(Elf32_info elfo,Elf32_info elft);</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1:35:23.484929981</meta:creation-date>
    <dc:date>2020-01-09T12:20:06.434934087</dc:date>
    <meta:editing-duration>PT44M34S</meta:editing-duration>
    <meta:editing-cycles>21</meta:editing-cycles>
    <meta:generator>LibreOffice/6.0.7.3$Linux_X86_64 LibreOffice_project/00m0$Build-3</meta:generator>
    <meta:document-statistic meta:table-count="0" meta:image-count="0" meta:object-count="0" meta:page-count="3" meta:paragraph-count="77" meta:word-count="616" meta:character-count="4291" meta:non-whitespace-character-count="3719"/>
  </office:meta>
</office:document-meta>
</file>